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9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1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1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3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7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9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4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9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1" style:family="paragraph">
      <style:paragraph-properties fo:text-align="center"/>
      <style:text-properties fo:color="#111111" loext:opacity="100%" style:font-name="JetBrainsMono NF ExtraBold" fo:font-size="6pt" style:font-size-asian="6pt" style:font-size-complex="6pt"/>
    </style:style>
    <style:style style:name="P3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6pt" style:font-size-asian="6pt" style:font-size-complex="6pt"/>
    </style:style>
    <style:style style:name="P33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7pt" style:font-size-complex="7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5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6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37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38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style:font-name="JetBrainsMono NF ExtraBold" fo:font-size="14pt" style:font-size-asian="14pt" style:font-size-complex="14pt"/>
    </style:style>
    <style:style style:name="T2" style:family="text">
      <style:text-properties fo:color="#ffffff" loext:opacity="100%" style:font-name="JetBrainsMono NF ExtraBold" fo:font-size="14pt" style:font-size-asian="14pt" style:font-size-complex="14pt"/>
    </style:style>
    <style:style style:name="T3" style:family="text">
      <style:text-properties fo:color="#ffffff" loext:opacity="100%" style:font-name="JetBrainsMono NF ExtraBold" fo:font-size="6pt" style:font-size-asian="6pt" style:font-size-complex="6pt"/>
    </style:style>
    <style:style style:name="T4" style:family="text">
      <style:text-properties fo:color="#111111" loext:opacity="100%" style:font-name="JetBrainsMono NF ExtraBold" fo:font-size="9pt" style:font-size-asian="9pt" style:font-size-complex="9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11111" loext:opacity="100%" style:font-name="JetBrainsMono NF ExtraBold" fo:font-size="14pt" style:font-size-asian="9pt" style:font-size-complex="9pt"/>
    </style:style>
    <style:style style:name="T8" style:family="text">
      <style:text-properties fo:color="#111111" loext:opacity="100%" style:font-name="JetBrainsMono NF ExtraBold" fo:font-size="7pt" style:font-size-asian="14pt" style:font-size-complex="14pt"/>
    </style:style>
    <style:style style:name="T9" style:family="text">
      <style:text-properties fo:color="#111111" loext:opacity="100%" style:font-name="JetBrainsMono NF ExtraBold" fo:font-size="7pt" style:font-size-asian="7pt" style:font-size-complex="7pt"/>
    </style:style>
    <style:style style:name="T10" style:family="text">
      <style:text-properties fo:color="#111111" loext:opacity="100%" style:font-name="JetBrainsMono NF ExtraBold" fo:font-size="10pt" style:font-size-asian="12pt" style:font-size-complex="12pt"/>
    </style:style>
    <style:style style:name="T11" style:family="text">
      <style:text-properties fo:color="#ffffff" loext:opacity="100%" style:font-name="JetBrainsMono NF ExtraBold" fo:font-size="10pt" style:font-size-asian="14pt" style:font-size-complex="14pt"/>
    </style:style>
    <style:style style:name="T12" style:family="text">
      <style:text-properties fo:color="#111111" loext:opacity="100%" style:font-name="JetBrainsMono NF ExtraBold" fo:font-size="8pt" style:font-size-asian="8pt" style:font-size-complex="8pt"/>
    </style:style>
    <style:style style:name="T13" style:family="text">
      <style:text-properties fo:color="#111111" loext:opacity="100%" style:font-name="JetBrainsMono NF ExtraBold" fo:font-size="8pt" style:font-size-asian="14pt" style:font-size-complex="14pt"/>
    </style:style>
    <style:style style:name="T14" style:family="text">
      <style:text-properties fo:color="#111111" loext:opacity="100%" style:font-name="JetBrainsMono NF ExtraBold" fo:font-size="14pt" fo:letter-spacing="-0.03cm" style:font-size-asian="6pt" style:font-size-complex="6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color="#111111" loext:opacity="100%" style:font-name="JetBrainsMono NF ExtraBold" fo:font-size="6pt" style:font-size-asian="6pt" style:font-size-complex="6pt"/>
    </style:style>
    <style:style style:name="T17" style:family="text">
      <style:text-properties fo:color="#111111" loext:opacity="100%" style:font-name="JetBrainsMono NF ExtraBold" fo:font-size="10pt" style:font-size-asian="14pt" style:font-size-complex="14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JetBrainsMono NF ExtraBold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JetBrainsMono NF ExtraBold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025cm" svg:y="1.5cm">
          <text:p text:style-name="P3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5.025cm" svg:y="2.775cm">
          <text:p text:style-name="P5"><text:span text:style-name="T2">N</text:span></text:p>
          <text:p text:style-name="P5"><text:span text:style-name="T3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3.75cm" svg:y="2.4cm">
          <text:p text:style-name="P5"><text:span text:style-name="T2">E</text:span></text:p>
          <text:p text:style-name="P5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1.2cm" svg:height="1.2cm" svg:x="2.475cm" svg:y="2.7cm">
          <text:p text:style-name="P7"><text:span text:style-name="T2">S</text:span></text:p>
          <text:p text:style-name="P7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cm" svg:height="1.2cm" svg:x="1.2cm" svg:y="3.525cm">
          <text:p text:style-name="P5"><text:span text:style-name="T2">A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6.8cm" svg:y="3.525cm">
          <text:p text:style-name="P5"><text:span text:style-name="T2">U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5.525cm" svg:y="2.7cm">
          <text:p text:style-name="P5"><text:span text:style-name="T2">I</text:span></text:p>
          <text:p text:style-name="P5"><text:span text:style-name="T3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5.525cm" svg:y="3.975cm">
          <text:p text:style-name="P9"><text:span text:style-name="T4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4.25cm" svg:y="2.4cm">
          <text:p text:style-name="P5"><text:span text:style-name="T2">T</text:span></text:p>
          <text:p text:style-name="P5"><text:span text:style-name="T3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2.975cm" svg:y="2.775cm">
          <text:p text:style-name="P5"><text:span text:style-name="T5">R</text:span></text:p>
          <text:p text:style-name="P5"><text:span text:style-name="T6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1.7cm" svg:y="3.225cm">
          <text:p text:style-name="P11"><text:span text:style-name="T7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325cm" svg:y="5.625cm">
          <text:p text:style-name="P13"><text:span text:style-name="T8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5.55cm">
          <text:p text:style-name="P13"><text:span text:style-name="T8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5.475cm">
          <text:p text:style-name="P15"><text:span text:style-name="T9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125cm" svg:y="5.475cm">
          <text:p text:style-name="P13"><text:span text:style-name="T8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4cm" svg:y="5.55cm">
          <text:p text:style-name="P13"><text:span text:style-name="T8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5.625cm">
          <text:p text:style-name="P17"><text:span text:style-name="T8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3.3cm" svg:height="0.6cm" svg:x="0.6cm" svg:y="0cm">
          <text:p text:style-name="P19"><text:span text:style-name="T10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9.05cm">
          <text:p text:style-name="P21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18.675cm">
          <text:p text:style-name="P2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18.975cm">
          <text:p text:style-name="P2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15cm">
          <text:p text:style-name="P24"><text:span text:style-name="T11">Nume</text:span><text:span text:style-name="T11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0.275cm">
          <text:p text:style-name="P2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8.925cm">
          <text:p text:style-name="P2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9.75cm">
          <text:p text:style-name="P17"><text:span text:style-name="T12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2" draw:layer="layout" svg:width="1.2cm" svg:height="1.2cm" svg:x="16.8cm" svg:y="11.02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cm" svg:height="1.2cm" svg:x="15.525cm" svg:y="8.925cm">
          <text:p text:style-name="P26"><text:span text:style-name="T13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cm" svg:height="1.2cm" svg:x="15.525cm" svg:y="10.2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8" draw:layer="layout" svg:width="1.2cm" svg:height="1.2cm" svg:x="15.525cm" svg:y="11.475cm">
          <text:p text:style-name="P27"><text:span text:style-name="T12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2" draw:layer="layout" svg:width="1.2cm" svg:height="1.2cm" svg:x="14.25cm" svg:y="8.625cm">
          <text:p text:style-name="P26"><text:span text:style-name="T13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2cm" svg:height="1.2cm" svg:x="14.25cm" svg:y="9.9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2" draw:layer="layout" svg:width="1.2cm" svg:height="1.2cm" svg:x="14.25cm" svg:y="11.175cm">
          <text:p text:style-name="P26"><text:span text:style-name="T1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9cm">
          <text:p text:style-name="P17"><text:span text:style-name="T12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2" draw:layer="layout" svg:width="1.2cm" svg:height="1.2cm" svg:x="12.975cm" svg:y="10.275cm">
          <text:p text:style-name="P26"><text:span text:style-name="T14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11.55cm">
          <text:p text:style-name="P29"><text:span text:style-name="T13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7cm" svg:y="9.45cm">
          <text:p text:style-name="P17"><text:span text:style-name="T15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2" draw:layer="layout" svg:width="1.2cm" svg:height="1.2cm" svg:x="11.7cm" svg:y="10.725cm">
          <text:p text:style-name="P31"><text:span text:style-name="T16">Caplo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12.3cm">
          <text:p text:style-name="P29"><text:span text:style-name="T1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7.5cm">
          <text:p text:style-name="P24"><text:span text:style-name="T11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3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3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5" draw:layer="layout" svg:width="1.2cm" svg:height="1.2cm" svg:x="5.025cm" svg:y="31.5cm">
          <text:p text:style-name="P34"><text:span text:style-name="T17">Wh</text:span></text:p>
          <text:p text:style-name="P34"><text:span text:style-name="T17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2cm" svg:height="1.2cm" svg:x="5.025cm" svg:y="32.77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5.025cm" svg:y="34.05cm">
          <text:p text:style-name="P29"><text:span text:style-name="T1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5" draw:layer="layout" svg:width="1.2cm" svg:height="1.2cm" svg:x="3.75cm" svg:y="31.125cm">
          <text:p text:style-name="P34"><text:span text:style-name="T17">Wh</text:span></text:p>
          <text:p text:style-name="P34"><text:span text:style-name="T17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2" draw:layer="layout" svg:width="1.2cm" svg:height="1.2cm" svg:x="3.75cm" svg:y="32.4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3.75cm" svg:y="33.675cm">
          <text:p text:style-name="P29"><text:span text:style-name="T1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2" draw:layer="layout" svg:width="1.2cm" svg:height="1.2cm" svg:x="2.475cm" svg:y="31.425cm">
          <text:p text:style-name="P26"><text:span text:style-name="T18">Wh</text:span></text:p>
          <text:p text:style-name="P26"><text:span text:style-name="T17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2" draw:layer="layout" svg:width="1.2cm" svg:height="1.2cm" svg:x="2.475cm" svg:y="32.7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33.975cm">
          <text:p text:style-name="P29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2" draw:layer="layout" svg:width="1.2cm" svg:height="1.2cm" svg:x="1.2cm" svg:y="32.25cm">
          <text:p text:style-name="P26"><text:span text:style-name="T19">Wh</text:span></text:p>
          <text:p text:style-name="P26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2" draw:layer="layout" svg:width="1.2cm" svg:height="1.2cm" svg:x="1.2cm" svg:y="33.525cm">
          <text:p text:style-name="P26"><text:span text:style-name="T14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34.8cm">
          <text:p text:style-name="P29"><text:span text:style-name="T13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33.525cm">
          <text:p text:style-name="P17"><text:span text:style-name="T15">Speed </text:span><text:span text:style-name="T15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5.525cm" svg:y="32.7cm">
          <text:p text:style-name="P29"><text:span text:style-name="T13">Speed </text:span><text:span text:style-name="T13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4.25cm" svg:y="32.4cm">
          <text:p text:style-name="P29"><text:span text:style-name="T13">Speed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32.775cm">
          <text:p text:style-name="P29"><text:span text:style-name="T13">Speed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0.125cm" svg:y="35.475cm">
          <text:p text:style-name="P17"><text:span text:style-name="T12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4cm" svg:y="35.55cm">
          <text:p text:style-name="P17"><text:span text:style-name="T12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35.625cm">
          <text:p text:style-name="P17"><text:span text:style-name="T12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0cm">
          <text:p text:style-name="P24"><text:span text:style-name="T11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4cm">
          <text:p text:style-name="P21"><text:span text:style-name="T13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5.275cm">
          <text:p text:style-name="P21"><text:span text:style-name="T13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6.55cm">
          <text:p text:style-name="P21"><text:span text:style-name="T13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3.625cm">
          <text:p text:style-name="P21"><text:span text:style-name="T13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4.9cm">
          <text:p text:style-name="P21"><text:span text:style-name="T13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6.175cm">
          <text:p text:style-name="P21"><text:span text:style-name="T13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3.925cm">
          <text:p text:style-name="P21"><text:span text:style-name="T13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5.2cm">
          <text:p text:style-name="P21"><text:span text:style-name="T13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6.475cm">
          <text:p text:style-name="P21"><text:span text:style-name="T13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26.025cm">
          <text:p text:style-name="P17"><text:span text:style-name="T12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6.025cm">
          <text:p text:style-name="P29"><text:span text:style-name="T13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5.525cm" svg:y="23.925cm">
          <text:p text:style-name="P36"><text:span text:style-name="T17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5.525cm" svg:y="25.2cm">
          <text:p text:style-name="P36"><text:span text:style-name="T17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5.525cm" svg:y="26.475cm">
          <text:p text:style-name="P36"><text:span text:style-name="T1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4.25cm" svg:y="23.625cm">
          <text:p text:style-name="P36"><text:span text:style-name="T17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4.25cm" svg:y="24.9cm">
          <text:p text:style-name="P36"><text:span text:style-name="T17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4.25cm" svg:y="26.175cm">
          <text:p text:style-name="P36"><text:span text:style-name="T17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2.975cm" svg:y="24cm">
          <text:p text:style-name="P36"><text:span text:style-name="T17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2.975cm" svg:y="25.275cm">
          <text:p text:style-name="P36"><text:span text:style-name="T1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7" draw:layer="layout" svg:width="1.2cm" svg:height="1.2cm" svg:x="12.975cm" svg:y="26.55cm">
          <text:p text:style-name="P36"><text:span text:style-name="T17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22.5cm">
          <text:p text:style-name="P24"><text:span text:style-name="T11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2" draw:layer="layout" svg:width="1.2cm" svg:height="1.2cm" svg:x="5.025cm" svg:y="40.275cm">
          <text:p text:style-name="P21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2" draw:layer="layout" svg:width="1.2cm" svg:height="1.2cm" svg:x="5.025cm" svg:y="41.55cm">
          <text:p text:style-name="P21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2" draw:layer="layout" svg:width="1.2cm" svg:height="1.2cm" svg:x="3.75cm" svg:y="39.9cm">
          <text:p text:style-name="P21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2" draw:layer="layout" svg:width="1.2cm" svg:height="1.2cm" svg:x="2.475cm" svg:y="40.2cm">
          <text:p text:style-name="P2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8" draw:layer="layout" svg:width="1.2cm" svg:height="1.2cm" svg:x="15.525cm" svg:y="41.475cm">
          <text:p text:style-name="P7"><text:span text:style-name="T2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2.3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7.5cm">
          <text:p text:style-name="P24"><text:span text:style-name="T11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2-17T14:00:59.362274694</dc:date>
    <meta:editing-duration>P3DT14H36M8S</meta:editing-duration>
    <meta:editing-cycles>270</meta:editing-cycles>
    <meta:generator>LibreOffice/24.2.5.2$Linux_X86_64 LibreOffice_project/420$Build-2</meta:generator>
    <meta:print-date>2024-10-22T17:03:13.015328525</meta:print-date>
    <meta:document-statistic meta:object-count="210"/>
  </office:meta>
</office:document-meta>
</file>